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f341" officeooo:paragraph-rsid="000af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b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3:41:46.451000000</meta:creation-date>
    <dc:date>2024-09-30T23:41:54.262000000</dc:date>
    <meta:editing-duration>PT8S</meta:editing-duration>
    <meta:editing-cycles>1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